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51ed2" officeooo:paragraph-rsid="00151ed2" style:font-size-asian="12pt" style:font-size-complex="12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91e72" officeooo:paragraph-rsid="0019c039"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51ed2" officeooo:paragraph-rsid="00151ed2" style:font-size-asian="12pt" style:font-weight-asian="normal" style:font-size-complex="12pt" style:font-weight-complex="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51ed2" officeooo:paragraph-rsid="00191e72" style:font-size-asian="12pt" style:font-weight-asian="normal" style:font-size-complex="12pt" style:font-weight-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91e72" officeooo:paragraph-rsid="00191e72" style:font-size-asian="12pt" style:font-weight-asian="normal" style:font-size-complex="12pt"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a114f" officeooo:paragraph-rsid="001a114f"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bold" officeooo:rsid="00151ed2" officeooo:paragraph-rsid="00151ed2" style:font-size-asian="12pt" style:font-weight-asian="bold" style:font-size-complex="12pt" style:font-weight-complex="bold"/>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bold" officeooo:rsid="00191e72" officeooo:paragraph-rsid="00191e72" style:font-size-asian="12pt" style:font-weight-asian="bold" style:font-size-complex="12pt" style:font-weight-complex="bold"/>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bold" officeooo:rsid="001a114f" officeooo:paragraph-rsid="001a114f" style:font-size-asian="12pt" style:font-weight-asian="bold" style:font-size-complex="12pt" style:font-weight-complex="bold"/>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9c039" officeooo:paragraph-rsid="0019c039"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1deff7" officeooo:paragraph-rsid="001deff7"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207f31" officeooo:paragraph-rsid="00207f31"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rsid="00207f31" officeooo:paragraph-rsid="00207f31"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bold" officeooo:rsid="001b08ba" officeooo:paragraph-rsid="001a114f" style:font-size-asian="12pt" style:font-weight-asian="bold" style:font-size-complex="12pt"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2pt" fo:letter-spacing="normal" fo:font-style="normal" fo:font-weight="bold" officeooo:rsid="00207f31" officeooo:paragraph-rsid="00207f31" style:font-size-asian="12pt" style:font-weight-asian="bold" style:font-size-complex="12pt" style:font-weight-complex="bold"/>
    </style:style>
    <style:style style:name="T1" style:family="text">
      <style:text-properties officeooo:rsid="00191e72"/>
    </style:style>
    <style:style style:name="T2" style:family="text">
      <style:text-properties style:font-weight-asian="normal" style:font-weight-complex="normal"/>
    </style:style>
    <style:style style:name="T3" style:family="text">
      <style:text-properties officeooo:rsid="0019c039" style:font-weight-asian="normal" style:font-weight-complex="normal"/>
    </style:style>
    <style:style style:name="T4" style:family="text">
      <style:text-properties officeooo:rsid="001b08ba"/>
    </style:style>
    <style:style style:name="T5" style:family="text">
      <style:text-properties fo:font-weight="bold" style:font-weight-asian="bold" style:font-weight-complex="bold"/>
    </style:style>
    <style:style style:name="T6" style:family="text">
      <style:text-properties fo:font-weight="bold" officeooo:rsid="001b08ba" style:font-weight-asian="bold" style:font-weight-complex="bold"/>
    </style:style>
    <style:style style:name="T7" style:family="text">
      <style:text-properties fo:font-weight="bold" officeooo:rsid="0019c039" style:font-weight-asian="bold" style:font-weight-complex="bold"/>
    </style:style>
    <style:style style:name="T8" style:family="text">
      <style:text-properties fo:font-weight="bold" officeooo:rsid="00191e72" style:font-weight-asian="bold" style:font-weight-complex="bold"/>
    </style:style>
    <style:style style:name="T9" style:family="text">
      <style:text-properties fo:language="es" fo:country="CO"/>
    </style:style>
    <style:style style:name="T10" style:family="text">
      <style:text-properties fo:language="es" fo:country="CO" officeooo:rsid="0022241d"/>
    </style:style>
    <style:style style:name="T11" style:family="text">
      <style:text-properties fo:language="es" fo:country="CO" fo:font-style="italic" style:font-style-asian="italic" style:font-style-complex="italic"/>
    </style:style>
    <style:style style:name="T12" style:family="text">
      <style:text-properties fo:language="es" fo:country="CO" fo:font-style="italic" officeooo:rsid="0022241d" style:font-style-asian="italic" style:font-style-complex="italic"/>
    </style:style>
    <style:style style:name="fr1" style:family="graphic" style:parent-style-name="Formula">
      <style:graphic-properties style:vertical-pos="from-top"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mando como exemplo o conjunto de dados do slide 10, onde o target de classificação é o atributo "buys_computer", indentificar qual atributo (age, income, student, credit_rating) tem o melhor indice Gini. Apresente os resultados Gini para cada atributo.</text:p>
      <text:p text:style-name="P1"/>
      <text:p text:style-name="P8">Gini(Ages)</text:p>
      <text:p text:style-name="P4">Gini(bc | &lt;=30) = 1 – (3/5)<text:span text:style-name="T1">²</text:span> – (2/5)<text:span text:style-name="T1">²</text:span> = 0.48</text:p>
      <text:p text:style-name="P4">Gini(bc | 31...40) = 1 – (4/4)<text:span text:style-name="T1">²</text:span> – (0/4)<text:span text:style-name="T1">²</text:span> = 0</text:p>
      <text:p text:style-name="P4">Gini(bc | &gt;40) = 1 – (3/5)<text:span text:style-name="T1">²</text:span> – (2/5)<text:span text:style-name="T1">²</text:span> = 0.48</text:p>
      <text:p text:style-name="P4">Gini(Ages) = ((5/14)*0.48) + ((4/14)*0) + ((5/14)*0.48) = <text:span text:style-name="T5">0.3428</text:span></text:p>
      <text:p text:style-name="P2"/>
      <text:p text:style-name="P9">Gini(Income)</text:p>
      <text:p text:style-name="P6">Gini(bc | high) = 1 – (2/4)² – (2/4)² = 0.5</text:p>
      <text:p text:style-name="P6">Gini(bc | medium) = 1 – (4/6)² – (2/6)² = 0.4444</text:p>
      <text:p text:style-name="P6">Gini(bc | low) = 1 – (3/4)² – (1/4)² = 0.375</text:p>
      <text:p text:style-name="P5">Gini(<text:span text:style-name="T1">Income</text:span>) = ((<text:span text:style-name="T1">4</text:span>/14)*<text:span text:style-name="T1">0.5</text:span>) + ((<text:span text:style-name="T1">6</text:span>/14)*0<text:span text:style-name="T1">.4444</text:span>) + ((<text:span text:style-name="T1">4</text:span>/14)*<text:span text:style-name="T1">0.375</text:span>) = <text:span text:style-name="T8">0.4404</text:span></text:p>
      <text:p text:style-name="P5"/>
      <text:p text:style-name="P9">Gini(Student)</text:p>
      <text:p text:style-name="P6">Gini(bc | no) = 1 – (4/7)² – (3/7)² = 0.4898</text:p>
      <text:p text:style-name="P6">Gini(bc | yes) = 1 – (6/7)² – (1/7)² = 0.2449</text:p>
      <text:p text:style-name="P3"><text:span text:style-name="T2">Gini(Student) = </text:span><text:span text:style-name="T3">((7/14)*0.4898) + ((7/14)*0.2449) = </text:span><text:span text:style-name="T7">0.36735</text:span></text:p>
      <text:p text:style-name="P11"/>
      <text:p text:style-name="P10">Gini(Credit_rating)</text:p>
      <text:p text:style-name="P7">Gini(bc | fair) = 1 – (2/8)² – (6/8)² = 0.375</text:p>
      <text:p text:style-name="P7">Gini(bc | excellent) = 1 – (3/6)² – (3/6)² = 0.5</text:p>
      <text:p text:style-name="P7">Gini(Credit_rating) <text:span text:style-name="T4">= ((8/14)*0.375) + ((6/14)*0.5) = </text:span><text:span text:style-name="T6">0.4286</text:span></text:p>
      <text:p text:style-name="P15"/>
      <text:p text:style-name="P12">O melhor atributo é “Ages” já que ele tem o menor valor, sendo 0.3428</text:p>
      <text:p text:style-name="P12"/>
      <text:p text:style-name="P12"/>
      <text:p text:style-name="P16">Ponto 2</text:p>
      <text:p text:style-name="P13"/>
      <text:p text:style-name="P14">Por exemplo a libreria Scikit-learn oferece uma implementação mais eficiente para a construção de árvores de decisão. Uma implementação ingênua, recalcularia os histogramas de rótulo de classe (para classificação) ou as médias (para regressão) em para cada novo ponto de divisão ao longo de um determinado recurso. Prescrever o recurso em todas as amostras relevantes e manter uma contagem de rótulos em execução reduzirá a complexidade em cada nó assim <draw:frame draw:style-name="fr1" draw:name="Objeto1" text:anchor-type="as-char" svg:y="-0.386cm" svg:width="3.903cm" svg:height="0.542cm" draw:z-index="0"><draw:object xlink:href="./Object 1" xlink:type="simple" xlink:show="embed" xlink:actuate="onLoad"/><draw:image xlink:href="./ObjectReplacements/Object 1" xlink:type="simple" xlink:show="embed" xlink:actuate="onLoad"/></draw:frame>, o que resulta em um custo total de <text:s/><draw:frame draw:style-name="fr1" draw:name="Objeto2" text:anchor-type="as-char" svg:y="-0.386cm" svg:width="5.232cm" svg:height="0.542cm" draw:z-index="1"><draw:object xlink:href="./Object 2" xlink:type="simple" xlink:show="embed" xlink:actuate="onLoad"/><draw:image xlink:href="./ObjectReplacements/Object 2" xlink:type="simple" xlink:show="embed" xlink:actuate="onLoad"/></draw:frame>.</text:p>
      <text:p text:style-name="P14"/>
      <text:p text:style-name="P14"><text:span text:style-name="T9">Além disso, você pode reduzir o número de características nos dados, uma vez que as árvores tendem a tender ao </text:span><text:span text:style-name="T11">overfitting</text:span><text:span text:style-name="T9"> se o número de </text:span><text:span text:style-name="T12">features</text:span><text:span text:style-name="T9"> for muito alto, e isso ajuda a reduzir o custo computacional, além de definir a profundidade máxima da árv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2" meta:page-count="1" meta:paragraph-count="23" meta:word-count="325" meta:character-count="1836" meta:non-whitespace-character-count="1533"/>
  </office:meta>
</office:document-meta>
</file>

<file path=Object 1/content.xml><?xml version="1.0" encoding="utf-8"?>
<math xmlns="http://www.w3.org/1998/Math/MathML" display="block">
  <semantics>
    <mrow>
      <mi>O</mi>
      <mrow>
        <mo fence="true" stretchy="false">(</mo>
        <mrow>
          <mrow>
            <msub>
              <mi>n</mi>
              <mi mathvariant="italic">features</mi>
            </msub>
            <mi>log</mi>
            <mrow>
              <mo fence="true" stretchy="false">(</mo>
              <mrow>
                <msub>
                  <mi>n</mi>
                  <mi mathvariant="italic">samples</mi>
                </msub>
              </mrow>
              <mo fence="true" stretchy="false">)</mo>
            </mrow>
          </mrow>
        </mrow>
        <mo fence="true" stretchy="false">)</mo>
      </mrow>
    </mrow>
    <annotation encoding="StarMath 5.0">O( n_{features}log ( n_{samples}) )</annotation>
  </semantics>
</math>
</file>

<file path=Object 2/content.xml><?xml version="1.0" encoding="utf-8"?>
<math xmlns="http://www.w3.org/1998/Math/MathML" display="block">
  <semantics>
    <mrow>
      <mi>O</mi>
      <mrow>
        <mo fence="true" stretchy="false">(</mo>
        <mrow>
          <mrow>
            <mrow>
              <msub>
                <mi>n</mi>
                <mi mathvariant="italic">features</mi>
              </msub>
              <mo stretchy="false">∗</mo>
              <msub>
                <mi>n</mi>
                <mi mathvariant="italic">samples</mi>
              </msub>
            </mrow>
            <mi>log</mi>
            <mrow>
              <mo fence="true" stretchy="false">(</mo>
              <mrow>
                <msub>
                  <mi>n</mi>
                  <mi mathvariant="italic">samples</mi>
                </msub>
              </mrow>
              <mo fence="true" stretchy="false">)</mo>
            </mrow>
          </mrow>
        </mrow>
        <mo fence="true" stretchy="false">)</mo>
      </mrow>
    </mrow>
    <annotation encoding="StarMath 5.0">O( n_{features}*n_{samples}log ( n_{samples}) )</annotation>
  </semantics>
</math>
</file>